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1" table:default-cell-style-name="Default"/>
        <table:table-row table:style-name="ro1" table:number-rows-repeated="4">
          <table:table-cell table:number-columns-repeated="31"/>
        </table:table-row>
        <table:table-row table:style-name="ro1">
          <table:table-cell table:style-name="ce1" office:value-type="float" office:value="0.0217176826991867" calcext:value-type="float">
            <text:p>2.17E-02</text:p>
          </table:table-cell>
          <table:table-cell table:style-name="ce1" office:value-type="float" office:value="0.000000150843574914492" calcext:value-type="float">
            <text:p>1.51E-07</text:p>
          </table:table-cell>
          <table:table-cell office:value-type="float" office:value="0.000237600400267198" calcext:value-type="float">
            <text:p>0.0002376004</text:p>
          </table:table-cell>
          <table:table-cell office:value-type="float" office:value="0.052341363419567" calcext:value-type="float">
            <text:p>0.0523413634</text:p>
          </table:table-cell>
          <table:table-cell office:value-type="float" office:value="0.0129739973539081" calcext:value-type="float">
            <text:p>0.0129739974</text:p>
          </table:table-cell>
          <table:table-cell office:value-type="float" office:value="0.0112758882717978" calcext:value-type="float">
            <text:p>0.0112758883</text:p>
          </table:table-cell>
          <table:table-cell office:value-type="float" office:value="0.149501324786607" calcext:value-type="float">
            <text:p>0.1495013248</text:p>
          </table:table-cell>
          <table:table-cell table:style-name="ce1" office:value-type="float" office:value="0.00000553261463439244" calcext:value-type="float">
            <text:p>5.53E-06</text:p>
          </table:table-cell>
          <table:table-cell office:value-type="float" office:value="0.00527092827457591" calcext:value-type="float">
            <text:p>0.0052709283</text:p>
          </table:table-cell>
          <table:table-cell table:style-name="ce1" office:value-type="float" office:value="0.0000000273549374570576" calcext:value-type="float">
            <text:p>2.74E-08</text:p>
          </table:table-cell>
          <table:table-cell table:style-name="ce1" office:value-type="float" office:value="0.000000136529622281171" calcext:value-type="float">
            <text:p>1.37E-07</text:p>
          </table:table-cell>
          <table:table-cell table:style-name="ce1" office:value-type="float" office:value="0.00000000674000501070521" calcext:value-type="float">
            <text:p>6.74E-09</text:p>
          </table:table-cell>
          <table:table-cell office:value-type="float" office:value="0.00650944136838739" calcext:value-type="float">
            <text:p>0.0065094414</text:p>
          </table:table-cell>
          <table:table-cell office:value-type="float" office:value="0.00287238216582345" calcext:value-type="float">
            <text:p>0.0028723822</text:p>
          </table:table-cell>
          <table:table-cell office:value-type="float" office:value="0.0202603706486143" calcext:value-type="float">
            <text:p>0.0202603706</text:p>
          </table:table-cell>
          <table:table-cell table:style-name="ce1" office:value-type="float" office:value="0.000000103651031938071" calcext:value-type="float">
            <text:p>1.04E-07</text:p>
          </table:table-cell>
          <table:table-cell office:value-type="float" office:value="0.00267402983588039" calcext:value-type="float">
            <text:p>0.0026740298</text:p>
          </table:table-cell>
          <table:table-cell office:value-type="float" office:value="0.0182985146786696" calcext:value-type="float">
            <text:p>0.0182985147</text:p>
          </table:table-cell>
          <table:table-cell table:style-name="ce1" office:value-type="float" office:value="0.0000000114500325338124" calcext:value-type="float">
            <text:p>1.15E-08</text:p>
          </table:table-cell>
          <table:table-cell table:style-name="ce1" office:value-type="float" office:value="0.00000161172511864279" calcext:value-type="float">
            <text:p>1.61E-06</text:p>
          </table:table-cell>
          <table:table-cell table:style-name="ce1" office:value-type="float" office:value="0.000078501225353285" calcext:value-type="float">
            <text:p>7.85E-05</text:p>
          </table:table-cell>
          <table:table-cell table:style-name="ce1" office:value-type="float" office:value="0.00000887156191713464" calcext:value-type="float">
            <text:p>8.87E-06</text:p>
          </table:table-cell>
          <table:table-cell office:value-type="float" office:value="0.131577920849706" calcext:value-type="float">
            <text:p>0.1315779208</text:p>
          </table:table-cell>
          <table:table-cell table:style-name="ce1" office:value-type="float" office:value="8.21465747019179E-015" calcext:value-type="float">
            <text:p>8.21E-15</text:p>
          </table:table-cell>
          <table:table-cell office:value-type="float" office:value="0.000100032609717318" calcext:value-type="float">
            <text:p>0.0001000326</text:p>
          </table:table-cell>
          <table:table-cell table:style-name="ce1" office:value-type="float" office:value="0.00000618894340075969" calcext:value-type="float">
            <text:p>6.19E-06</text:p>
          </table:table-cell>
          <table:table-cell office:value-type="float" office:value="0.00104271953648862" calcext:value-type="float">
            <text:p>0.0010427195</text:p>
          </table:table-cell>
          <table:table-cell table:style-name="ce1" office:value-type="float" office:value="0.00000000268324587026371" calcext:value-type="float">
            <text:p>2.68E-09</text:p>
          </table:table-cell>
          <table:table-cell office:value-type="float" office:value="0.0030788848534779" calcext:value-type="float">
            <text:p>0.0030788849</text:p>
          </table:table-cell>
          <table:table-cell office:value-type="float" office:value="0.000408144812545662" calcext:value-type="float">
            <text:p>0.0004081448</text:p>
          </table:table-cell>
          <table:table-cell table:style-name="ce1"/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0.812915603324906" calcext:value-type="float">
            <text:p>0.8129156033</text:p>
          </table:table-cell>
          <table:table-cell office:value-type="float" office:value="0.177149955949235" calcext:value-type="float">
            <text:p>0.1771499559</text:p>
          </table:table-cell>
          <table:table-cell office:value-type="float" office:value="0.0934507661384526" calcext:value-type="float">
            <text:p>0.0934507661</text:p>
          </table:table-cell>
          <table:table-cell office:value-type="float" office:value="0.0209757622576268" calcext:value-type="float">
            <text:p>0.0209757623</text:p>
          </table:table-cell>
          <table:table-cell office:value-type="float" office:value="0.423986497468969" calcext:value-type="float">
            <text:p>0.4239864975</text:p>
          </table:table-cell>
          <table:table-cell office:value-type="float" office:value="0.23185138156934" calcext:value-type="float">
            <text:p>0.2318513816</text:p>
          </table:table-cell>
          <table:table-cell office:value-type="float" office:value="0.991687419088461" calcext:value-type="float">
            <text:p>0.9916874191</text:p>
          </table:table-cell>
          <table:table-cell office:value-type="float" office:value="0.368410495439138" calcext:value-type="float">
            <text:p>0.3684104954</text:p>
          </table:table-cell>
          <table:table-cell office:value-type="float" office:value="0.568546809114102" calcext:value-type="float">
            <text:p>0.5685468091</text:p>
          </table:table-cell>
          <table:table-cell office:value-type="float" office:value="0.502977916487875" calcext:value-type="float">
            <text:p>0.5029779165</text:p>
          </table:table-cell>
          <table:table-cell office:value-type="float" office:value="0.790800474694061" calcext:value-type="float">
            <text:p>0.7908004747</text:p>
          </table:table-cell>
          <table:table-cell office:value-type="float" office:value="0.691939469339243" calcext:value-type="float">
            <text:p>0.6919394693</text:p>
          </table:table-cell>
          <table:table-cell office:value-type="float" office:value="1.06345158597277" calcext:value-type="float">
            <text:p>1.063451586</text:p>
          </table:table-cell>
          <table:table-cell office:value-type="float" office:value="0.145597564594528" calcext:value-type="float">
            <text:p>0.1455975646</text:p>
          </table:table-cell>
          <table:table-cell office:value-type="float" office:value="0.897567106144418" calcext:value-type="float">
            <text:p>0.8975671061</text:p>
          </table:table-cell>
          <table:table-cell office:value-type="float" office:value="0.881993246609243" calcext:value-type="float">
            <text:p>0.8819932466</text:p>
          </table:table-cell>
          <table:table-cell office:value-type="float" office:value="0.225344732556522" calcext:value-type="float">
            <text:p>0.2253447326</text:p>
          </table:table-cell>
          <table:table-cell office:value-type="float" office:value="0.669159845194637" calcext:value-type="float">
            <text:p>0.6691598452</text:p>
          </table:table-cell>
          <table:table-cell office:value-type="float" office:value="0.467959209968426" calcext:value-type="float">
            <text:p>0.46795921</text:p>
          </table:table-cell>
          <table:table-cell office:value-type="float" office:value="0.733057903008259" calcext:value-type="float">
            <text:p>0.733057903</text:p>
          </table:table-cell>
          <table:table-cell office:value-type="float" office:value="0.750996087812854" calcext:value-type="float">
            <text:p>0.7509960878</text:p>
          </table:table-cell>
          <table:table-cell office:value-type="float" office:value="0.0769104274472249" calcext:value-type="float">
            <text:p>0.0769104274</text:p>
          </table:table-cell>
          <table:table-cell office:value-type="float" office:value="0.695098001143412" calcext:value-type="float">
            <text:p>0.6950980011</text:p>
          </table:table-cell>
          <table:table-cell office:value-type="float" office:value="0.92218286328565" calcext:value-type="float">
            <text:p>0.9221828633</text:p>
          </table:table-cell>
          <table:table-cell office:value-type="float" office:value="0.284424983880505" calcext:value-type="float">
            <text:p>0.2844249839</text:p>
          </table:table-cell>
          <table:table-cell office:value-type="float" office:value="0.431054426501051" calcext:value-type="float">
            <text:p>0.4310544265</text:p>
          </table:table-cell>
          <table:table-cell office:value-type="float" office:value="0.964228896458316" calcext:value-type="float">
            <text:p>0.9642288965</text:p>
          </table:table-cell>
          <table:table-cell office:value-type="float" office:value="0.182487241031892" calcext:value-type="float">
            <text:p>0.182487241</text:p>
          </table:table-cell>
          <table:table-cell office:value-type="float" office:value="0.521784139379087" calcext:value-type="float">
            <text:p>0.5217841394</text:p>
          </table:table-cell>
          <table:table-cell office:value-type="float" office:value="0.702402878405479" calcext:value-type="float">
            <text:p>0.7024028784</text:p>
          </table:table-cell>
          <table:table-cell/>
        </table:table-row>
        <table:table-row table:style-name="ro1">
          <table:table-cell table:style-name="ce1" office:value-type="float" office:value="0.0000254551323450869" calcext:value-type="float">
            <text:p>2.55E-05</text:p>
          </table:table-cell>
          <table:table-cell office:value-type="float" office:value="3.64876728627564" calcext:value-type="float">
            <text:p>3.6487672863</text:p>
          </table:table-cell>
          <table:table-cell office:value-type="float" office:value="217.139694845705" calcext:value-type="float">
            <text:p>217.1396948457</text:p>
          </table:table-cell>
          <table:table-cell table:style-name="ce1" office:value-type="float" office:value="0.0000254551323450869" calcext:value-type="float">
            <text:p>2.55E-05</text:p>
          </table:table-cell>
          <table:table-cell office:value-type="float" office:value="118.43836006957" calcext:value-type="float">
            <text:p>118.4383600696</text:p>
          </table:table-cell>
          <table:table-cell table:style-name="ce1" office:value-type="float" office:value="0.0000254551323450869" calcext:value-type="float">
            <text:p>2.55E-05</text:p>
          </table:table-cell>
          <table:table-cell office:value-type="float" office:value="118.43836006957" calcext:value-type="float">
            <text:p>118.4383600696</text:p>
          </table:table-cell>
          <table:table-cell table:number-columns-repeated="2" table:style-name="ce1" office:value-type="float" office:value="0.0000254551323450869" calcext:value-type="float">
            <text:p>2.55E-05</text:p>
          </table:table-cell>
          <table:table-cell office:value-type="float" office:value="118.43836006957" calcext:value-type="float">
            <text:p>118.4383600696</text:p>
          </table:table-cell>
          <table:table-cell office:value-type="float" office:value="236.961260266595" calcext:value-type="float">
            <text:p>236.9612602666</text:p>
          </table:table-cell>
          <table:table-cell office:value-type="float" office:value="118.43836006957" calcext:value-type="float">
            <text:p>118.4383600696</text:p>
          </table:table-cell>
          <table:table-cell table:number-columns-repeated="3" table:style-name="ce1" office:value-type="float" office:value="0.0000254551323450869" calcext:value-type="float">
            <text:p>2.55E-05</text:p>
          </table:table-cell>
          <table:table-cell table:number-columns-repeated="8" office:value-type="float" office:value="118.43836006957" calcext:value-type="float">
            <text:p>118.4383600696</text:p>
          </table:table-cell>
          <table:table-cell office:value-type="float" office:value="217.139694845705" calcext:value-type="float">
            <text:p>217.1396948457</text:p>
          </table:table-cell>
          <table:table-cell office:value-type="float" office:value="236.876694684008" calcext:value-type="float">
            <text:p>236.876694684</text:p>
          </table:table-cell>
          <table:table-cell table:style-name="ce1" office:value-type="float" office:value="0.0000254551323450869" calcext:value-type="float">
            <text:p>2.55E-05</text:p>
          </table:table-cell>
          <table:table-cell office:value-type="float" office:value="118.43836006957" calcext:value-type="float">
            <text:p>118.4383600696</text:p>
          </table:table-cell>
          <table:table-cell office:value-type="float" office:value="217.139694845705" calcext:value-type="float">
            <text:p>217.1396948457</text:p>
          </table:table-cell>
          <table:table-cell office:value-type="float" office:value="217.139694845705" calcext:value-type="float">
            <text:p>217.1396948457</text:p>
          </table:table-cell>
          <table:table-cell table:style-name="ce1" office:value-type="float" office:value="0.0000254551323450869" calcext:value-type="float">
            <text:p>2.55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7-12-10T23:07:47.035008939</meta:creation-date>
    <meta:generator>LibreOffice/5.1.6.2$Linux_X86_64 LibreOffice_project/10m0$Build-2</meta:generator>
    <dc:date>2017-12-10T23:28:37.373386752</dc:date>
    <meta:editing-duration>PT7M35S</meta:editing-duration>
    <meta:editing-cycles>3</meta:editing-cycles>
    <meta:document-statistic meta:table-count="1" meta:cell-count="90" meta:object-count="0"/>
  </office:meta>
</office:document-meta>
</file>